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bject Oriented Python:</text:p>
      <text:p text:style-name="Standard"><text:a xlink:type="simple" xlink:href="https://realpython.com/instance-class-and-static-methods-demystified/" text:style-name="Internet_20_link" text:visited-style-name="Visited_20_Internet_20_Link">https://realpython.com/instance-class-and-static-methods-demystified/</text:a></text:p>
      <text:p text:style-name="Standard"/>
      <text:p text:style-name="Standard"><text:a xlink:type="simple" xlink:href="https://www.python-course.eu/python3_class_and_instance_attributes.php" text:style-name="Internet_20_link" text:visited-style-name="Visited_20_Internet_20_Link">https://www.python-course.eu/python3_class_and_instance_attributes.php</text:a></text:p>
      <text:p text:style-name="Standard"/>
      <text:p text:style-name="Standard"><text:a xlink:type="simple" xlink:href="https://easyaspython.com/mixins-for-fun-and-profit-cb9962760556" text:style-name="Internet_20_link" text:visited-style-name="Visited_20_Internet_20_Link">https://easyaspython.com/mixins-for-fun-and-profit-cb9962760556</text:a></text:p>
      <text:p text:style-name="Standard"/>
      <text:p text:style-name="Standard"><text:a xlink:type="simple" xlink:href="https://realpython.com/primer-on-python-decorators/" text:style-name="Internet_20_link" text:visited-style-name="Visited_20_Internet_20_Link">https://realpython.com/primer-on-python-decorators/</text:a></text:p>
      <text:p text:style-name="Standard"/>
      <text:p text:style-name="Standard">PIP, PyPI:</text:p>
      <text:p text:style-name="Standard"><text:a xlink:type="simple" xlink:href="https://pip.pypa.io/en/stable/" text:style-name="Internet_20_link" text:visited-style-name="Visited_20_Internet_20_Link">https://pip.pypa.io/en/stable/</text:a></text:p>
      <text:p text:style-name="Standard"/>
      <text:p text:style-name="Standard"><text:a xlink:type="simple" xlink:href="https://pypi.org/" text:style-name="Internet_20_link" text:visited-style-name="Visited_20_Internet_20_Link">https://pypi.org</text:a></text:p>
      <text:p text:style-name="Standard"/>
      <text:p text:style-name="Standard"><text:a xlink:type="simple" xlink:href="https://github.com/ContinuumIO/anaconda-issues/issues/1429" text:style-name="Internet_20_link" text:visited-style-name="Visited_20_Internet_20_Link">https://github.com/ContinuumIO/anaconda-issues/issues/1429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03T16:41:01</meta:creation-date>
    <meta:generator>OpenOffice/4.1.4$Unix OpenOffice.org_project/414m5$Build-9788</meta:generator>
    <dc:date>2018-10-03T17:44:41</dc:date>
    <meta:editing-duration>PT4M32S</meta:editing-duration>
    <meta:editing-cycles>3</meta:editing-cycles>
    <meta:document-statistic meta:table-count="0" meta:image-count="0" meta:object-count="0" meta:page-count="1" meta:paragraph-count="9" meta:word-count="12" meta:character-count="390"/>
  </office:meta>
</office:document-meta>
</file>